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69be" officeooo:paragraph-rsid="000869be"/>
    </style:style>
    <style:style style:name="P2" style:family="paragraph" style:parent-style-name="Standard">
      <style:text-properties fo:font-weight="bold" officeooo:rsid="000869be" officeooo:paragraph-rsid="000869be" style:font-weight-asian="bold" style:font-weight-complex="bold"/>
    </style:style>
    <style:style style:name="P3" style:family="paragraph" style:parent-style-name="Standard">
      <style:text-properties fo:font-weight="normal" officeooo:rsid="000869be" officeooo:paragraph-rsid="000869be" style:font-weight-asian="normal" style:font-weight-complex="normal"/>
    </style:style>
    <style:style style:name="T1" style:family="text">
      <style:text-properties officeooo:rsid="0009e396"/>
    </style:style>
    <style:style style:name="T2" style:family="text">
      <style:text-properties fo:font-weight="normal" officeooo:rsid="0009e396" style:font-weight-asian="normal" style:font-weight-complex="normal"/>
    </style:style>
    <style:style style:name="T3" style:family="text">
      <style:text-properties fo:font-weight="normal" officeooo:rsid="000a68e4" style:font-weight-asian="normal" style:font-weight-complex="normal"/>
    </style:style>
    <style:style style:name="T4" style:family="text">
      <style:text-properties fo:font-weight="normal" officeooo:rsid="000a88b5" style:font-weight-asian="normal" style:font-weight-complex="normal"/>
    </style:style>
    <style:style style:name="T5" style:family="text">
      <style:text-properties officeooo:rsid="000a88b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Starting Autoware</text:p>
      <text:p text:style-name="P1"><text:tab/>Run Autoware by going to the Autoware/ros folder and typing “./run”. Go to the Setup tab and enter the transform for your baselink to the velodyne and click the TF button. Click the Vehicle model button. <text:span text:style-name="T5">Do this every time before you do Mapping or Localizing.</text:span></text:p>
      <text:p text:style-name="P1"/>
      <text:p text:style-name="P2">Mapping</text:p>
      <text:p text:style-name="P3"><text:tab/>Create a bag file that has the LIDAR scans (as pointclouds) and the IMU data. Note that in the sensor_repo/sensor_main/launch there is a mapping.launch that will launch the velodyne and the IMU. The pointcloud topic needs to be called “filtered_points” (this is taken care of in the launch file). Once you have saved the bag file you can open it in the Simulation tab of Autoware. Press Play and then immediately press Pause. Go to the Computing tab and under ndt_localizer click on app next to ndt_ma<text:span text:style-name="T1">pping</text:span>. In this setting menu select to use the IMU and make sure the imu_topic is correct. Select <text:s text:c="2"/>Use Fast PCL (and maybe also Use GPU). <text:span text:style-name="T1">Enter the desired name of the map .pcd file at the bottom and select close. Check the ndt_matching box and start the simulation by hitting Play in the simulation tab. Once you have ran all of the simulation bag that you want go back to the computing tab and reopen app next to ndt_mapping and click the PCD OUTPUT button. This will create the file (it might take several minutes).</text:span></text:p>
      <text:p text:style-name="P2"/>
      <text:p text:style-name="P2">Localizing</text:p>
      <text:p text:style-name="P2"><text:tab/><text:span text:style-name="T2">Launch all of the devices needed for the localizer through sensor_repo/sensor_main/launch/nav_velo.launch. </text:span><text:span text:style-name="T4">Go to the Map tab of Autoware and put the location of the map file into the top box and click on POINT CLOUD. Also click on <text:s/>Vector Map and TF. </text:span><text:span text:style-name="T2">Once these are all running click on app next to ndt_matching and select Use Fast PCL (and maybe also Use GPU). Predict Pose should be ON. Select OK. Click on the ndt_matching box. Open Rviz by selecting the Rviz button on the bottom right. Open the Rviz config foung in sensor_repo/sensor_main/config. </text:span><text:span text:style-name="T3">You may need to turn the model on by clicking the Rviz topic for it. You may also need to click the map on and off again to make it appe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0T14:14:10.404109085</meta:creation-date>
    <dc:date>2018-07-10T14:34:49.441417461</dc:date>
    <meta:editing-duration>PT9M47S</meta:editing-duration>
    <meta:editing-cycles>3</meta:editing-cycles>
    <meta:generator>LibreOffice/5.1.6.2$Linux_X86_64 LibreOffice_project/10m0$Build-2</meta:generator>
    <meta:document-statistic meta:table-count="0" meta:image-count="0" meta:object-count="0" meta:page-count="1" meta:paragraph-count="6" meta:word-count="356" meta:character-count="2007" meta:non-whitespace-character-count="1651"/>
  </office:meta>
</office:document-meta>
</file>